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173" officeooo:paragraph-rsid="00044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ticSearch </text:p>
      <text:p text:style-name="P1"/>
      <text:p text:style-name="P1">Book-http://filepi.com/i/TNUdofj</text:p>
      <text:p text:style-name="P1"><text:a xlink:type="simple" xlink:href="http://joelabrahamsson.com/elasticsearch-101/">http://joelabrahamsson.com/elasticsearch-101/</text:a></text:p>
      <text:p text:style-name="P1"><text:a xlink:type="simple" xlink:href="http://www.elasticsearchtutorial.com/">http://www.elasticsearchtutorial.com/</text:a></text:p>
      <text:p text:style-name="P1"><text:a xlink:type="simple" xlink:href="https://www.elastic.co/guide/en/elasticsearch/reference/current/index.html">https://www.elastic.co/guide/en/elasticsearch/reference/current/index.html</text:a></text:p>
      <text:p text:style-name="P1"/>
      <text:p text:style-name="P1">MongoDb</text:p>
      <text:p text:style-name="P1"><text:a xlink:type="simple" xlink:href="http://www.tutorialspoint.com/mongodb/">http://www.tutorialspoint.com/mongodb/</text:a></text:p>
      <text:p text:style-name="P1"><text:a xlink:type="simple" xlink:href="https://docs.mongodb.com/v3.0/tutorial/">https://docs.mongodb.com/v3.0/tutorial/</text:a></text:p>
      <text:p text:style-name="P1"><text:a xlink:type="simple" xlink:href="https://university.mongodb.com/?jmp=docs/&amp;_ga=1.226181715.87059799.1463421535">https://university.mongodb.com/?jmp=docs/&amp;_ga=1.226181715.87059799.1463421535</text:a></text:p>
      <text:p text:style-name="P1">https://www.youtube.com/watch?v=W-WihPoEbR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3:23:37.606243751</meta:creation-date>
    <dc:date>2016-05-16T23:33:07.456300382</dc:date>
    <meta:editing-duration>P0D</meta:editing-duration>
    <meta:editing-cycles>1</meta:editing-cycles>
    <meta:document-statistic meta:table-count="0" meta:image-count="0" meta:object-count="0" meta:page-count="1" meta:paragraph-count="10" meta:word-count="10" meta:character-count="406" meta:non-whitespace-character-count="405"/>
    <meta:generator>LibreOffice/4.2.8.2$Linux_X86_64 LibreOffice_project/420m0$Build-2</meta:generator>
  </office:meta>
</office:document-meta>
</file>